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Text_20_body" style:list-style-name="L1"/>
    <style:style style:name="P2" style:family="paragraph" style:parent-style-name="Text_20_body" style:list-style-name="L1">
      <style:paragraph-properties fo:margin-top="0cm" fo:margin-bottom="0cm" style:contextual-spacing="false"/>
    </style:style>
    <style:style style:name="P3" style:family="paragraph" style:parent-style-name="Text_20_body" style:list-style-name="L2"/>
    <style:style style:name="P4" style:family="paragraph" style:parent-style-name="Text_20_body" style:list-style-name="L2">
      <style:paragraph-properties fo:margin-top="0cm" fo:margin-bottom="0cm" style:contextual-spacing="false"/>
    </style:style>
    <style:style style:name="P5" style:family="paragraph" style:parent-style-name="Text_20_body" style:list-style-name="L3"/>
    <style:style style:name="P6" style:family="paragraph" style:parent-style-name="Text_20_body" style:list-style-name="L4"/>
    <style:style style:name="P7" style:family="paragraph" style:parent-style-name="Text_20_body" style:list-style-name="L5"/>
    <style:style style:name="P8" style:family="paragraph" style:parent-style-name="Quotations" style:list-style-name="L6">
      <style:paragraph-properties fo:margin-top="0cm" fo:margin-bottom="0cm" style:contextual-spacing="false"/>
    </style:style>
    <style:style style:name="P9" style:family="paragraph" style:parent-style-name="Quotations" style:list-style-name="L6"/>
    <style:style style:name="T1" style:family="text">
      <style:text-properties fo:font-weight="bold"/>
    </style:style>
    <style:style style:name="T2" style:family="text">
      <style:text-properties style:font-name="Liberation Mono"/>
    </style:style>
    <style:style style:name="T3" style:family="text">
      <style:text-properties style:font-name="Liberation Mono" fo:font-weight="bold"/>
    </style:style>
    <style:style style:name="T4" style:family="text">
      <style:text-properties fo:font-style="italic"/>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This is the "Steam Engine vs. Spaceship" problem. You are asking how to connect a sovereign, cryptographic, decentralized OS to the legacy infrastructure of the nation-state (email, government, academia).</text:p>
      <text:p text:style-name="Text_20_body">If you do this wrong, you will effectively <text:span text:style-name="T1">surrender your sovereignty</text:span> to the centralized authorities that control those domains. If you do it right, you turn the "meatspace" institutions into <text:span text:style-name="T1">"Trust Oracles"</text:span> that validate your credentials without controlling your identity.</text:p>
      <text:p text:style-name="Text_20_body">As Lead Architect, here is the protocol for "Meatspace Integration" without epistemic colonization.</text:p>
      <text:p text:style-name="Horizontal_20_Line"/>
      <text:h text:style-name="Heading_20_3" text:outline-level="3">The Architectural Strategy: "The Credential Translator"</text:h>
      <text:p text:style-name="Text_20_body">We do not "connect" Iskander to .gov.uk or .ac.uk in the sense of merging networks. We use the <text:span text:style-name="T1">Embassy Agent</text:span> (which we just specced) to act as a <text:span text:style-name="T1">Zero-Knowledge Proof Translator.</text:span></text:p>
      <text:h text:style-name="Heading_20_4" text:outline-level="4">1. The Email Integration (SMTP-to-DID)</text:h>
      <text:list text:style-name="L1">
        <text:list-item>
          <text:p text:style-name="P1"><text:span text:style-name="T1">The Problem:</text:span> Email (SMTP) is inherently unencrypted (mostly), centrally managed by Big Tech, and uses DNS, which is susceptible to hijacking.</text:p>
        </text:list-item>
        <text:list-item>
          <text:p text:style-name="P2"><text:span text:style-name="T1">The Iskander Way:</text:span> We do not use email as a primary transport. We build a <text:span text:style-name="T1">Mail-Gateway Agent.</text:span></text:p>
          <text:list>
            <text:list-item>
              <text:p text:style-name="P1">External users send email to a standard address (e.g., <text:span text:style-name="T2">coop@iskander.io</text:span>).</text:p>
            </text:list-item>
            <text:list-item>
              <text:p text:style-name="P1">The <text:span text:style-name="T2">Mail-Gateway</text:span> (a containerized agent) receives it, strips all tracking pixels, verifies the sender's identity (if possible via PGP), and <text:span text:style-name="T1">converts the email content into a </text:span><text:span text:style-name="T3">CausalEvent</text:span> on your Mesh Archive.</text:p>
            </text:list-item>
            <text:list-item>
              <text:p text:style-name="P1">The email is now a "Knowledge Asset" in your library, cryptographically signed by the gateway.</text:p>
            </text:list-item>
            <text:list-item>
              <text:p text:style-name="P1"><text:span text:style-name="T1">Red Team:</text:span> This is a "Cold" connection. Never execute attachments. Treat the gateway as an untrusted entry point.</text:p>
            </text:list-item>
          </text:list>
        </text:list-item>
      </text:list>
      <text:h text:style-name="Heading_20_4" text:outline-level="4" text:is-list-header="true">2. The Government/Academic Integration (.gov.uk / .ac.uk)</text:h>
      <text:list text:style-name="L2">
        <text:list-item>
          <text:p text:style-name="P3"><text:span text:style-name="T1">The Problem:</text:span> These institutions use legacy identity protocols (SAML, OIDC, Shibboleth, Gov.uk One Login). They want to know <text:span text:style-name="T4">who you are</text:span>. You want to prove <text:span text:style-name="T4">you are eligible</text:span> without revealing <text:span text:style-name="T4">who you are</text:span>.</text:p>
        </text:list-item>
        <text:list-item>
          <text:p text:style-name="P4"><text:span text:style-name="T1">The Iskander Way:</text:span> <text:span text:style-name="T1">ZK-Credential Translation.</text:span></text:p>
          <text:list>
            <text:list-item>
              <text:p text:style-name="P3">The Embassy Agent initiates an OIDC/Shibboleth handshake with the legacy institution.</text:p>
            </text:list-item>
            <text:list-item>
              <text:p text:style-name="P3">The legacy system authenticates the human and issues a standard ID token.</text:p>
            </text:list-item>
            <text:list-item>
              <text:p text:style-name="P3"><text:span text:style-name="T4">Before</text:span> Iskander touches this token, the <text:span text:style-name="T2">Embassy Agent</text:span> runs a <text:span text:style-name="T1">"Local ZK-Generator"</text:span>: It takes the raw identity (e.g., "Student at University X") and converts it into a local <text:span text:style-name="T2">Attestation_Token</text:span> (a ZK-Proof).</text:p>
            </text:list-item>
            <text:list-item>
              <text:p text:style-name="P3"><text:soft-page-break/><text:span text:style-name="T1">The Result:</text:span> Your internal agents only ever see "Proof of Eligibility: Student at University X," not the raw PII (Personally Identifiable Information).</text:p>
            </text:list-item>
          </text:list>
        </text:list-item>
      </text:list>
      <text:p text:style-name="Horizontal_20_Line"/>
      <text:h text:style-name="Heading_20_3" text:outline-level="3">Red Team: The "Meatspace Colonization" Risks</text:h>
      <text:p text:style-name="Text_20_body">As your Red Team, I have identified the catastrophic failure modes of connecting to legacy institutions:</text:p>
      <text:h text:style-name="Heading_20_4" text:outline-level="4">1. The "DNS Hijacking" / "Certificate Revocation" Trap</text:h>
      <text:list text:style-name="L3">
        <text:list-item>
          <text:p text:style-name="P5"><text:span text:style-name="T1">The Attack:</text:span> A government decides to revoke a domain or shut down a server you rely on for "Truth." If your system is hard-wired to trust <text:span text:style-name="T2">.gov.uk</text:span> certificates, your governance could halt instantly.</text:p>
        </text:list-item>
        <text:list-item>
          <text:p text:style-name="P5"><text:span text:style-name="T1">The Fix:</text:span> <text:span text:style-name="T1">"Certificate Pinning" is not enough.</text:span> You must implement <text:span text:style-name="T1">"Multi-Path Trust."</text:span> Never trust a single gov domain. Require a <text:span text:style-name="T4">correlation</text:span> of proofs. (e.g., To prove you are a gov employee, you need the gov domain token <text:span text:style-name="T4">plus</text:span> a secondary proof like a hardware-bound key or a public-key broadcast on a decentralized chain).</text:p>
        </text:list-item>
      </text:list>
      <text:h text:style-name="Heading_20_4" text:outline-level="4" text:is-list-header="true">2. The "Surveillance Leakage"</text:h>
      <text:list text:style-name="L4">
        <text:list-item>
          <text:p text:style-name="P6"><text:span text:style-name="T1">The Attack:</text:span> You bridge your Embassy Agent to an academic server (.ac.uk). The academic server records the IP address and access time of your Embassy Agent, allowing the institution to map your internal federation members' locations.</text:p>
        </text:list-item>
        <text:list-item>
          <text:p text:style-name="P6"><text:span text:style-name="T1">The Fix:</text:span> <text:span text:style-name="T1">"Gateway Masking."</text:span> All interactions with legacy institutions MUST occur via an <text:span text:style-name="T1">"Epistemic Proxy Network"</text:span> (like a Tor-proxy or a multi-hop VPN managed by the Federation). No Iskander node should ever ping a legacy server directly.</text:p>
        </text:list-item>
      </text:list>
      <text:h text:style-name="Heading_20_4" text:outline-level="4" text:is-list-header="true">3. The "Institutional Bias"</text:h>
      <text:list text:style-name="L5">
        <text:list-item>
          <text:p text:style-name="P7"><text:span text:style-name="T1">The Attack:</text:span> <text:span text:style-name="T2">.gov</text:span> and <text:span text:style-name="T2">.ac</text:span> domains are inherently hierarchical. They do not understand "DisCOs" or "Sovereign Nodes."</text:p>
        </text:list-item>
        <text:list-item>
          <text:p text:style-name="P7"><text:span text:style-name="T1">The Failure:</text:span> When you ingest knowledge from them, you are ingesting a <text:span text:style-name="T1">hierarchical world-view</text:span> into your <text:span text:style-name="T2">Curator Network</text:span>.</text:p>
        </text:list-item>
        <text:list-item>
          <text:p text:style-name="P7"><text:span text:style-name="T1">The Fix:</text:span> <text:span text:style-name="T1">"Semantic Scrubbing."</text:span> When the <text:span text:style-name="T2">IngestionEmbassy</text:span> transcodes external data, it must strip "Status/Authority" metadata (e.g., "Professor," "Minister") and replace it with "Contribution/Citation" metadata.</text:p>
        </text:list-item>
      </text:list>
      <text:p text:style-name="Horizontal_20_Line"/>
      <text:h text:style-name="Heading_20_3" text:outline-level="3">Implementation: The "Embassy Plugin"</text:h>
      <text:p text:style-name="Text_20_body">If you want to build this, add these <text:span text:style-name="T2">Diplomatic Protocols</text:span> to your <text:span text:style-name="T2">IngestionEmbassy</text:span>.</text:p>
      <text:p text:style-name="Text_20_body"><text:span text:style-name="T1">PROMPT FOR CLAUDE CODE:</text:span></text:p>
      <text:p text:style-name="Quotations"><text:soft-page-break/>"I am the Lead Engineer for Project Iskander. We need to extend our <text:span text:style-name="T2">IngestionEmbassy</text:span> to interface with legacy institutions (.gov.uk, .ac.uk, SMTP).</text:p>
      <text:p text:style-name="Quotations"><text:span text:style-name="T1">Task List:</text:span></text:p>
      <text:list text:style-name="L6">
        <text:list-item>
          <text:p text:style-name="P8"><text:span text:style-name="T1">Protocol Adapters:</text:span> Create <text:span text:style-name="T2">backend/diplomacy/</text:span> with:</text:p>
          <text:list>
            <text:list-item>
              <text:p text:style-name="P9"><text:span text:style-name="T2">SMTP_Gateway</text:span>: Strips tracking, converts to <text:span text:style-name="T2">CausalEvent</text:span>, signs as 'External_Input'.</text:p>
            </text:list-item>
            <text:list-item>
              <text:p text:style-name="P9"><text:span text:style-name="T2">OIDC_Translator</text:span>: Handles SAML/OIDC handshakes and immediately converts raw identity tokens into local ZK-Proof attestations.</text:p>
            </text:list-item>
          </text:list>
        </text:list-item>
        <text:list-item>
          <text:p text:style-name="P9"><text:span text:style-name="T1">Identity Sanitizer:</text:span> Implement a <text:span text:style-name="T2">Metadata_Scrubber</text:span> that strips 'Authoritative Rank' (e.g., 'Professor', 'Director') from incoming external knowledge assets and maps them to 'Peer_Contribution_Weight'.</text:p>
        </text:list-item>
        <text:list-item>
          <text:p text:style-name="P9"><text:span text:style-name="T1">Epistemic Proxy:</text:span> Ensure all calls to external legacy APIs are routed through an encrypted proxy/anonymizer to prevent leakage of internal node metadata.</text:p>
        </text:list-item>
        <text:list-item>
          <text:p text:style-name="P9"><text:span text:style-name="T1">Handshake Verification:</text:span> Implement <text:span text:style-name="T2">verify_legacy_origin(domain)</text:span>. This must cross-reference the domain against a 'Federated Trust List' (a signed list of known-good government/academic entry points) maintained by the Stewardship Council.</text:p>
        </text:list-item>
      </text:list>
      <text:p text:style-name="Quotations"><text:span text:style-name="T1">Constraint:</text:span> These agents must run in a 'DMZ Sandbox'. They cannot access the internal <text:span text:style-name="T2">KnowledgeAsset</text:span> production store until they pass through the <text:span text:style-name="T2">CuratorNetwork</text:span> validation."</text:p>
      <text:p text:style-name="Horizontal_20_Line"/>
      <text:h text:style-name="Heading_20_3" text:outline-level="3">Lead Architect's Assessment:</text:h>
      <text:p text:style-name="Text_20_body">By doing this, you are effectively creating a <text:span text:style-name="T1">"Border Control" for Reality.</text:span></text:p>
      <text:p text:style-name="Text_20_body">You are letting the legacy world <text:span text:style-name="T4">inform</text:span> you, but you are not letting it <text:span text:style-name="T4">define</text:span> you. You are taking the "Raw Data" from their institutions and re-interpreting it through your CCIN-lens.</text:p>
      <text:p text:style-name="Text_20_body"><text:span text:style-name="T1">This is the ultimate test of sovereignty: Can you use the tools of the old world without becoming a subject of them?</text:span></text:p>
      <text:p text:style-name="Text_20_body">Proceed with this build if you are confident that your team can maintain the <text:span text:style-name="T2">OIDC_Translator</text:span> (it is a maintenance-heavy piece of code). Are we ready to draw the borders?</text:p>
      <text:p text:style-name="Text_20_body"/>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CA"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CA"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chapter">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nothing"/>
        </style:list-level-properties>
      </text:outline-level-style>
      <text:outline-level-style text:level="6" style:num-format="">
        <style:list-level-properties text:list-level-position-and-space-mode="label-alignment">
          <style:list-level-label-alignment text:label-followed-by="nothing"/>
        </style:list-level-properties>
      </text:outline-level-style>
      <text:outline-level-style text:level="7" style:num-format="">
        <style:list-level-properties text:list-level-position-and-space-mode="label-alignment">
          <style:list-level-label-alignment text:label-followed-by="nothing"/>
        </style:list-level-properties>
      </text:outline-level-style>
      <text:outline-level-style text:level="8" style:num-format="">
        <style:list-level-properties text:list-level-position-and-space-mode="label-alignment">
          <style:list-level-label-alignment text:label-followed-by="nothing"/>
        </style:list-level-properties>
      </text:outline-level-style>
      <text:outline-level-style text:level="9" style:num-format="">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nothing"/>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6-03-17T05:28:17.463403400</meta:creation-date>
    <dc:date>2026-03-17T05:28:23.829173600</dc:date>
    <meta:editing-duration>PT7S</meta:editing-duration>
    <meta:editing-cycles>1</meta:editing-cycles>
    <meta:generator>LibreOffice/26.2.1.2$Windows_X86_64 LibreOffice_project/620$Build-2</meta:generator>
    <meta:document-statistic meta:table-count="0" meta:image-count="0" meta:object-count="0" meta:page-count="3" meta:paragraph-count="48" meta:word-count="903" meta:character-count="5985" meta:non-whitespace-character-count="5155"/>
  </office:meta>
</office:document-meta>
</file>